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8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4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097cm" fo:min-width="0cm"/>
    </style:style>
    <style:style style:name="gr7" style:family="graphic" style:parent-style-name="objectwithoutfill">
      <style:graphic-properties draw:stroke="dash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728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2.6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395cm"/>
    </style:style>
    <style:style style:name="gr12" style:family="graphic" style:parent-style-name="objectwithoutfill">
      <style:graphic-properties draw:stroke="dash"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4.24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4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26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5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80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89cm" svg:height="0.606cm" svg:x="5.05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9cm" svg:y1="8.79cm" svg:x2="5.468cm" svg:y2="9.638cm">
          <text:p/>
        </draw:line>
        <draw:line draw:style-name="gr2" draw:text-style-name="P2" draw:layer="layout" svg:x1="5.881cm" svg:y1="9.032cm" svg:x2="4.918cm" svg:y2="9.033cm">
          <text:p/>
        </draw:line>
        <draw:line draw:style-name="gr2" draw:text-style-name="P2" draw:layer="layout" svg:x1="5.468cm" svg:y1="9.637cm" svg:x2="5.055cm" svg:y2="10.243cm">
          <text:p/>
        </draw:line>
        <draw:line draw:style-name="gr2" draw:text-style-name="P2" draw:layer="layout" svg:x1="5.468cm" svg:y1="9.638cm" svg:x2="5.881cm" svg:y2="10.243cm">
          <text:p/>
        </draw:line>
        <draw:frame draw:style-name="gr3" draw:text-style-name="P3" draw:layer="layout" svg:width="1.972cm" svg:height="0.66cm" svg:x="4.429cm" svg:y="10.121cm">
          <draw:text-box>
            <text:p><text:span text:style-name="T1"><text:s text:c="4"/></text:span><text:span text:style-name="T1">Admin</text:span></text:p>
          </draw:text-box>
        </draw:frame>
        <draw:line draw:style-name="gr4" draw:text-style-name="P2" draw:layer="layout" svg:x1="5.606cm" svg:y1="11.938cm" svg:x2="10.149cm" svg:y2="11.938cm">
          <text:p/>
        </draw:line>
        <draw:line draw:style-name="gr5" draw:text-style-name="P2" draw:layer="layout" svg:x1="10.115cm" svg:y1="15.116cm" svg:x2="5.572cm" svg:y2="15.116cm">
          <text:p/>
        </draw:line>
        <draw:custom-shape draw:style-name="gr6" draw:text-style-name="P1" draw:layer="layout" svg:width="0.276cm" svg:height="5.347cm" svg:x="5.33cm" svg:y="11.09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68cm" svg:y1="11.09cm" svg:x2="5.468cm" svg:y2="10.606cm">
          <text:p/>
        </draw:line>
        <draw:line draw:style-name="gr7" draw:text-style-name="P2" draw:layer="layout" svg:x1="5.445cm" svg:y1="17.581cm" svg:x2="5.445cm" svg:y2="16.491cm">
          <text:p/>
        </draw:line>
        <draw:custom-shape draw:style-name="gr8" draw:text-style-name="P1" draw:layer="layout" svg:width="0.277cm" svg:height="4.978cm" svg:x="10.148cm" svg:y="11.33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71cm" svg:y1="17.401cm" svg:x2="10.271cm" svg:y2="16.311cm">
          <text:p/>
        </draw:line>
        <draw:custom-shape draw:style-name="gr9" draw:text-style-name="P1" draw:layer="layout" svg:width="2.064cm" svg:height="0.726cm" svg:x="9.186cm" svg:y="10.001cm">
          <text:p text:style-name="P4"><text:span text:style-name="T1">Homepag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87cm" svg:y1="11.333cm" svg:x2="10.287cm" svg:y2="10.727cm">
          <text:p/>
        </draw:line>
        <draw:frame draw:style-name="gr10" draw:text-style-name="P3" draw:layer="layout" svg:width="3.195cm" svg:height="0.659cm" svg:x="6.157cm" svg:y="11.333cm">
          <draw:text-box>
            <text:p><text:span text:style-name="T1">Click on view</text:span></text:p>
          </draw:text-box>
        </draw:frame>
        <draw:frame draw:style-name="gr11" draw:text-style-name="P3" draw:layer="layout" svg:width="3.895cm" svg:height="0.659cm" svg:x="6.088cm" svg:y="14.509cm">
          <draw:text-box>
            <text:p><text:span text:style-name="T1">Display view</text:span></text:p>
          </draw:text-box>
        </draw:frame>
        <draw:custom-shape draw:style-name="gr9" draw:text-style-name="P1" draw:layer="layout" svg:width="2.064cm" svg:height="0.726cm" svg:x="13.178cm" svg:y="10.001cm">
          <text:p text:style-name="P4"><text:span text:style-name="T1">Web API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142cm" svg:y1="11.817cm" svg:x2="14.142cm" svg:y2="10.727cm">
          <text:p/>
        </draw:line>
        <draw:custom-shape draw:style-name="gr13" draw:text-style-name="P1" draw:layer="layout" svg:width="0.276cm" svg:height="4.493cm" svg:x="14.004cm" svg:y="11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4.181cm" svg:y1="17.28cm" svg:x2="14.181cm" svg:y2="16.311cm">
          <text:p/>
        </draw:line>
        <draw:line draw:style-name="gr4" draw:text-style-name="P2" draw:layer="layout" svg:x1="10.425cm" svg:y1="12.423cm" svg:x2="14.005cm" svg:y2="12.423cm">
          <text:p/>
        </draw:line>
        <draw:frame draw:style-name="gr14" draw:text-style-name="P3" draw:layer="layout" svg:width="3.962cm" svg:height="0.66cm" svg:x="10.288cm" svg:y="11.696cm">
          <draw:text-box>
            <text:p><text:span text:style-name="T1">Request view page</text:span></text:p>
          </draw:text-box>
        </draw:frame>
        <draw:line draw:style-name="gr5" draw:text-style-name="P2" draw:layer="layout" svg:x1="13.978cm" svg:y1="14.406cm" svg:x2="10.398cm" svg:y2="14.406cm">
          <text:p/>
        </draw:line>
        <draw:frame draw:style-name="gr15" draw:text-style-name="P3" draw:layer="layout" svg:width="3.767cm" svg:height="0.659cm" svg:x="10.568cm" svg:y="13.644cm">
          <draw:text-box>
            <text:p><text:span text:style-name="T1">Return create page</text:span></text:p>
          </draw:text-box>
        </draw:frame>
        <draw:custom-shape draw:style-name="gr16" draw:text-style-name="P1" draw:layer="layout" svg:width="0.276cm" svg:height="4.064cm" svg:x="17.361cm" svg:y="12.12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7.51cm" svg:y1="17.153cm" svg:x2="17.51cm" svg:y2="16.184cm">
          <text:p/>
        </draw:line>
        <draw:custom-shape draw:style-name="gr17" draw:text-style-name="P1" draw:layer="layout" svg:width="2.065cm" svg:height="0.726cm" svg:x="16.207cm" svg:y="10.001cm"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335cm" svg:y1="12.852cm" svg:x2="17.364cm" svg:y2="12.852cm">
          <text:p/>
        </draw:line>
        <draw:frame draw:style-name="gr18" draw:text-style-name="P3" draw:layer="layout" svg:width="2.314cm" svg:height="0.66cm" svg:x="14.793cm" svg:y="12.12cm">
          <draw:text-box>
            <text:p><text:span text:style-name="T1">Fetch entries</text:span></text:p>
          </draw:text-box>
        </draw:frame>
        <draw:frame draw:style-name="gr19" draw:text-style-name="P3" draw:layer="layout" svg:width="2.492cm" svg:height="0.659cm" svg:x="14.748cm" svg:y="13.112cm">
          <draw:text-box>
            <text:p><text:span text:style-name="T1">Return entries</text:span></text:p>
          </draw:text-box>
        </draw:frame>
        <draw:line draw:style-name="gr12" draw:text-style-name="P5" draw:layer="layout" svg:x1="17.51cm" svg:y1="12.12cm" svg:x2="17.51cm" svg:y2="10.776cm">
          <text:p/>
        </draw:line>
        <draw:line draw:style-name="gr5" draw:text-style-name="P2" draw:layer="layout" svg:x1="17.383cm" svg:y1="13.771cm" svg:x2="14.311cm" svg:y2="13.7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6T15:56:36.553518754</dc:date>
    <meta:editing-duration>PT4H51M14S</meta:editing-duration>
    <meta:editing-cycles>29</meta:editing-cycles>
    <meta:generator>LibreOffice/6.2.2.2$Linux_X86_64 LibreOffice_project/20$Build-2</meta:generator>
    <meta:document-statistic meta:object-count="33"/>
  </office:meta>
</office:document-meta>
</file>